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6.749cm" fo:min-width="10.499cm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749cm" fo:min-width="10.506cm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3cm" fo:min-width="10.5cm" loext:decorative="false"/>
    </style:style>
    <style:style style:name="gr4" style:family="graphic" style:parent-style-name="standard">
      <style:graphic-properties svg:stroke-width="0.053cm" svg:stroke-color="#a7074b" draw:marker-start-width="0.279cm" draw:marker-end-width="0.279cm" draw:fill-color="#eeeeee" draw:textarea-horizontal-align="justify" draw:textarea-vertical-align="middle" draw:auto-grow-height="false" fo:min-height="0.988cm" fo:min-width="0.73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color="#a7074b" draw:fill-color="#eeeeee" draw:textarea-horizontal-align="justify" draw:textarea-vertical-align="middle" draw:auto-grow-height="false" fo:min-height="0.812cm" fo:min-width="0.56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5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000000" draw:auto-grow-height="false" fo:min-height="0.565cm" fo:min-width="0.315cm" fo:wrap-option="wrap" loext:decorative="false"/>
    </style:style>
    <style:style style:name="gr9" style:family="graphic" style:parent-style-name="standard">
      <style:graphic-properties svg:stroke-color="#ffffff" draw:fill-color="#000000" draw:textarea-horizontal-align="justify" draw:textarea-vertical-align="middle" draw:auto-grow-height="false" fo:min-height="0.282cm" fo:min-width="0.032cm" loext:decorative="false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0.226cm" fo:min-width="0cm" loext:decorative="false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8.75cm" fo:min-width="8.5cm" loext:decorative="false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 fo:min-height="0.457cm" fo:min-width="0.20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4cm" loext:decorative="false"/>
      <style:paragraph-properties style:writing-mode="lr-tb"/>
    </style:style>
    <style:style style:name="gr15" style:family="graphic" style:parent-style-name="standard">
      <style:graphic-properties svg:stroke-color="#ffffff" draw:fill-color="#000000" draw:auto-grow-height="false" fo:min-height="0cm" fo:min-width="0.078cm" fo:wrap-option="wrap" loext:decorative="false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0.286cm" fo:min-width="0.036cm" fo:wrap-option="wrap" loext:decorative="false"/>
    </style:style>
    <style:style style:name="gr17" style:family="graphic" style:parent-style-name="standard">
      <style:graphic-properties svg:stroke-color="#ffffff" draw:fill-color="#000000" draw:textarea-horizontal-align="justify" draw:textarea-vertical-align="middle" draw:auto-grow-height="false" fo:min-height="0.457cm" fo:min-width="0.207cm" loext:decorative="false"/>
    </style:style>
    <style:style style:name="gr18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1.182cm" fo:min-width="0cm" loext:decorative="false"/>
      <style:paragraph-properties style:writing-mode="lr-tb"/>
    </style:style>
    <style:style style:name="gr19" style:family="graphic" style:parent-style-name="standard">
      <style:graphic-properties svg:stroke-color="#ffffff" draw:fill-color="#000000" draw:textarea-horizontal-align="justify" draw:textarea-vertical-align="middle" draw:auto-grow-height="false" fo:min-height="0.501cm" fo:min-width="0.501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text-properties style:font-name="Noto Sans Math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ffff" loext:opacity="100%" fo:font-size="30pt" fo:font-weight="bold" style:font-weight-asian="bold" style:font-weight-complex="bold"/>
    </style:style>
    <style:style style:name="P6" style:family="paragraph">
      <loext:graphic-properties draw:fill-color="#000000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000000"/>
      <style:text-properties fo:color="#000000" loext:opacity="100%" fo:font-size="30pt" fo:font-weight="bold" style:font-weight-asian="bold" style:font-weight-complex="bold"/>
    </style:style>
    <style:style style:name="T1" style:family="text">
      <style:text-properties fo:color="#ffffff" loext:opacity="100%" style:font-name="Noto Sans Math" fo:font-weight="bold" style:font-weight-asian="bold" style:font-weight-complex="bold"/>
    </style:style>
    <style:style style:name="T2" style:family="text">
      <style:text-properties fo:color="#ffffff" loext:opacity="100%" fo:font-size="30pt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3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0.999cm" svg:height="16.999cm" svg:x="5cm" svg:y="5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06cm" svg:height="0.999cm" svg:x="4.994cm" svg:y="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1.55cm" svg:x="5cm" svg:y="20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5cm" svg:height="1.75cm" svg:x="5.8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5cm" svg:x="7.9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5cm" svg:x="13.7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5cm" svg:x="11.8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1.5cm" svg:x="9.9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157cm" svg:height="1.195cm" svg:x="5.4cm" svg:y="5.038cm">
          <draw:text-box>
            <text:p><text:span text:style-name="T1">Início</text:span></text:p>
          </draw:text-box>
        </draw:frame>
        <draw:frame draw:style-name="gr7" draw:text-style-name="P5" draw:layer="layout" svg:width="1cm" svg:height="1.432cm" svg:x="10cm" svg:y="20.55cm">
          <draw:text-box>
            <text:p><text:span text:style-name="T2">+</text:span></text:p>
          </draw:text-box>
        </draw:frame>
        <draw:custom-shape draw:style-name="gr8" draw:text-style-name="P6" draw:layer="layout" svg:width="0.999cm" svg:height="0.999cm" svg:x="5.75cm" svg:y="2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2" draw:layer="layout" svg:width="0.75cm" svg:height="0.75cm" svg:x="7.65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5cm" draw:transform="rotate (-0.541052068118243) translate (7.795cm 21.3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9cm" svg:height="9cm" svg:x="6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99cm" svg:height="0.999cm" svg:x="5.9cm" svg:y="9.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726cm" svg:height="0.725cm" svg:x="6.75cm" svg:y="10.1cm">
          <draw:text-box>
            <text:p><text:span text:style-name="T3">Nome do usuário</text:span></text:p>
          </draw:text-box>
        </draw:frame>
        <draw:frame draw:style-name="gr14" draw:text-style-name="P9" draw:layer="layout" svg:width="1.384cm" svg:height="0.962cm" svg:x="13.8cm" svg:y="10cm">
          <draw:text-box>
            <text:p><text:span text:style-name="T4">. . .</text:span></text:p>
          </draw:text-box>
        </draw:frame>
        <draw:custom-shape draw:style-name="gr15" draw:text-style-name="P6" draw:layer="layout" svg:width="0.75cm" svg:height="0.65cm" svg:x="13.75cm" svg:y="5.1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6" draw:text-style-name="P2" draw:layer="layout" svg:width="0.762cm" svg:height="0.762cm" draw:transform="rotate (-0.776322451287079) translate (15.306cm 4.913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407.07732634338 25591.6120576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" draw:layer="layout" svg:width="0.999cm" svg:height="0.999cm" svg:x="14.4cm" svg:y="20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10" draw:layer="layout" svg:width="1cm" svg:height="1.432cm" svg:x="6.7cm" svg:y="7.75cm">
          <draw:text-box>
            <text:p><text:span text:style-name="T5">+</text:span></text:p>
          </draw:text-box>
        </draw:frame>
        <draw:custom-shape draw:style-name="gr19" draw:text-style-name="P2" draw:layer="layout" svg:width="1cm" svg:height="0.75cm" svg:x="12.101cm" svg:y="20.806cm">
          <text:p/>
          <draw:enhanced-geometry svg:viewBox="0 0 21600 21600" draw:glue-points="10800 0 0 10800 10800 21600 21600 10800 ?f40 ?f41" draw:text-areas="0 0 21600 21600" draw:type="rectangular-callout" draw:modifiers="4898.3016983017 30516.111850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6:44:38.663996611</meta:creation-date>
    <dc:date>2025-04-08T17:25:10.861483131</dc:date>
    <meta:editing-duration>PT3M18S</meta:editing-duration>
    <meta:editing-cycles>2</meta:editing-cycles>
    <meta:generator>LibreOffice/24.8.5.2$Linux_X86_64 LibreOffice_project/480$Build-2</meta:generator>
    <meta:document-statistic meta:object-count="22"/>
  </office:meta>
</office:document-meta>
</file>